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b17f4" officeooo:paragraph-rsid="000b17f4"/>
    </style:style>
    <style:style style:name="P2" style:family="paragraph" style:parent-style-name="Standard">
      <style:paragraph-properties fo:text-align="center" style:justify-single-word="false">
        <style:tab-stops>
          <style:tab-stop style:position="7.241cm"/>
        </style:tab-stops>
      </style:paragraph-properties>
      <style:text-properties fo:language="en" fo:country="US" officeooo:rsid="000b17f4" officeooo:paragraph-rsid="000b17f4"/>
    </style:style>
    <style:style style:name="P3" style:family="paragraph" style:parent-style-name="Standard">
      <style:paragraph-properties fo:text-align="center" style:justify-single-word="false">
        <style:tab-stops>
          <style:tab-stop style:position="7.241cm"/>
        </style:tab-stops>
      </style:paragraph-properties>
      <style:text-properties fo:language="en" fo:country="US" officeooo:rsid="000b17f4" officeooo:paragraph-rsid="001b53e5"/>
    </style:style>
    <style:style style:name="P4" style:family="paragraph" style:parent-style-name="Standard">
      <style:text-properties fo:language="en" fo:country="US" officeooo:rsid="000b17f4" officeooo:paragraph-rsid="000d6661"/>
    </style:style>
    <style:style style:name="P5" style:family="paragraph" style:parent-style-name="Standard">
      <style:text-properties fo:language="en" fo:country="US" officeooo:rsid="000b17f4" officeooo:paragraph-rsid="0011e767"/>
    </style:style>
    <style:style style:name="P6" style:family="paragraph" style:parent-style-name="Standard">
      <style:text-properties fo:language="en" fo:country="US" officeooo:rsid="000b17f4" officeooo:paragraph-rsid="001b53e5"/>
    </style:style>
    <style:style style:name="P7" style:family="paragraph" style:parent-style-name="Standard">
      <style:text-properties fo:language="en" fo:country="US" officeooo:rsid="000b17f4" officeooo:paragraph-rsid="0021d6ba"/>
    </style:style>
    <style:style style:name="P8" style:family="paragraph" style:parent-style-name="Standard">
      <style:text-properties fo:language="en" fo:country="US" officeooo:rsid="0010f11b" officeooo:paragraph-rsid="0011e767"/>
    </style:style>
    <style:style style:name="P9" style:family="paragraph" style:parent-style-name="Standard" style:list-style-name="L1">
      <style:text-properties fo:language="en" fo:country="US" officeooo:rsid="000b17f4" officeooo:paragraph-rsid="001b53e5"/>
    </style:style>
    <style:style style:name="P10" style:family="paragraph" style:parent-style-name="Standard" style:list-style-name="L1">
      <style:text-properties fo:language="en" fo:country="US" officeooo:rsid="001c2be2" officeooo:paragraph-rsid="001b53e5"/>
    </style:style>
    <style:style style:name="P11" style:family="paragraph" style:parent-style-name="Standard" style:list-style-name="L1">
      <style:text-properties fo:language="en" fo:country="US" officeooo:rsid="0021d6ba" officeooo:paragraph-rsid="0021d6ba"/>
    </style:style>
    <style:style style:name="T1" style:family="text">
      <style:text-properties officeooo:rsid="000d6661"/>
    </style:style>
    <style:style style:name="T2" style:family="text">
      <style:text-properties officeooo:rsid="000e2746"/>
    </style:style>
    <style:style style:name="T3" style:family="text">
      <style:text-properties officeooo:rsid="000f2d54"/>
    </style:style>
    <style:style style:name="T4" style:family="text">
      <style:text-properties officeooo:rsid="0010f11b"/>
    </style:style>
    <style:style style:name="T5" style:family="text">
      <style:text-properties officeooo:rsid="0011e767"/>
    </style:style>
    <style:style style:name="T6" style:family="text">
      <style:text-properties officeooo:rsid="00140b27"/>
    </style:style>
    <style:style style:name="T7" style:family="text">
      <style:text-properties officeooo:rsid="001729df"/>
    </style:style>
    <style:style style:name="T8" style:family="text">
      <style:text-properties officeooo:rsid="0017e9fb"/>
    </style:style>
    <style:style style:name="T9" style:family="text">
      <style:text-properties officeooo:rsid="0019b660"/>
    </style:style>
    <style:style style:name="T10" style:family="text">
      <style:text-properties officeooo:rsid="001b53e5"/>
    </style:style>
    <style:style style:name="T11" style:family="text">
      <style:text-properties officeooo:rsid="001c2be2"/>
    </style:style>
    <style:style style:name="T12" style:family="text">
      <style:text-properties officeooo:rsid="0021988f"/>
    </style:style>
    <style:style style:name="T13" style:family="text">
      <style:text-properties officeooo:rsid="0021d6b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ULE 01: Classic IT Roles</text:p>
      <text:p text:style-name="P1"/>
      <text:p text:style-name="P1">1 – Architectures:</text:p>
      <text:p text:style-name="P1"><text:tab/>- <text:span text:style-name="T1">Enterprise or System: Create Holistic IT Architecture Designs;</text:span></text:p>
      <text:p text:style-name="P1"><text:tab/>- <text:span text:style-name="T1">Application: </text:span><text:span text:style-name="T2">Design Applications;</text:span></text:p>
      <text:p text:style-name="P4"><text:tab/>- <text:span text:style-name="T1">Storage: Design Storage Infrastructure;</text:span></text:p>
      <text:p text:style-name="P1"><text:tab/>- <text:span text:style-name="T1">Network: </text:span><text:span text:style-name="T3">Design Network Architecture</text:span><text:span text:style-name="T1">;</text:span></text:p>
      <text:p text:style-name="P1"><text:tab/>- <text:span text:style-name="T1">Security: </text:span><text:span text:style-name="T3">Specify Security Requirements.</text:span></text:p>
      <text:p text:style-name="P1">2 – System Administrator:</text:p>
      <text:p text:style-name="P5"><text:tab/>- <text:span text:style-name="T4">Hardware:</text:span></text:p>
      <text:p text:style-name="P8"><text:tab/><text:tab/>- Install/Repair/Replace/Maintain;</text:p>
      <text:p text:style-name="P5"><text:tab/><text:tab/>- <text:span text:style-name="T5">Monitor Performance.</text:span></text:p>
      <text:p text:style-name="P5"><text:tab/>- <text:span text:style-name="T5">Software</text:span><text:span text:style-name="T4">:</text:span></text:p>
      <text:p text:style-name="P8"><text:tab/><text:tab/>- Support/Maintain;</text:p>
      <text:p text:style-name="P5"><text:tab/><text:tab/>- <text:span text:style-name="T5">Monitor Network;</text:span></text:p>
      <text:p text:style-name="P5"><text:tab/><text:tab/>- <text:span text:style-name="T5">Manage Files;</text:span></text:p>
      <text:p text:style-name="P5"><text:tab/><text:tab/>- <text:span text:style-name="T5">Service Outage Response;</text:span></text:p>
      <text:p text:style-name="P5"><text:tab/><text:tab/>- <text:span text:style-name="T5">Back Up and Recover;</text:span></text:p>
      <text:p text:style-name="P5"><text:tab/><text:tab/>- <text:span text:style-name="T5">Install/Update/Patch OSs and Applications;</text:span></text:p>
      <text:p text:style-name="P5"><text:tab/><text:tab/>- <text:span text:style-name="T5">Manage Users and Access Control.</text:span></text:p>
      <text:p text:style-name="P1">3 – Application Administrator:</text:p>
      <text:p text:style-name="P1"><text:tab/>- <text:span text:style-name="T6">Install/Update/Tune;</text:span></text:p>
      <text:p text:style-name="P1"><text:tab/>- <text:span text:style-name="T6">Diagnose/Troubleshoot;</text:span></text:p>
      <text:p text:style-name="P1"><text:tab/>- <text:span text:style-name="T6">Integrations;</text:span></text:p>
      <text:p text:style-name="P1"><text:tab/>- <text:span text:style-name="T6">M</text:span><text:span text:style-name="T9">a</text:span><text:span text:style-name="T6">nage Documentation;</text:span></text:p>
      <text:p text:style-name="P1"><text:tab/>- <text:span text:style-name="T6">M</text:span><text:span text:style-name="T9">a</text:span><text:span text:style-name="T6">nage Logs.</text:span></text:p>
      <text:p text:style-name="P1">4 – DataBase Administrator:</text:p>
      <text:p text:style-name="P1"><text:tab/>- <text:span text:style-name="T7">Operations DBA: Menage Databases </text:span><text:span text:style-name="T8">(Intalling and maintaining)</text:span><text:span text:style-name="T7">;</text:span></text:p>
      <text:p text:style-name="P1"><text:tab/>- <text:span text:style-name="T7">Development DBA: Design Databases Architetures;</text:span></text:p>
      <text:p text:style-name="P1"><text:tab/>- <text:span text:style-name="T7">Training employees on using databases;</text:span></text:p>
      <text:p text:style-name="P1"><text:tab/>- <text:span text:style-name="T7">Data Adminisstrator: Menage Data Access.</text:span></text:p>
      <text:p text:style-name="P1">5 – Network Administrator:</text:p>
      <text:p text:style-name="P1"><text:tab/>- <text:span text:style-name="T9">Responsible for designing, installing, configurin, and maintaininig LAN and WAN;</text:span></text:p>
      <text:p text:style-name="P1"><text:tab/>- <text:span text:style-name="T9">Networks Design;</text:span></text:p>
      <text:p text:style-name="P1"><text:tab/>- <text:span text:style-name="T9">Install/Configure Network based on network design requirements from network architect;</text:span></text:p>
      <text:p text:style-name="P1"><text:tab/>- <text:span text:style-name="T9">Maintain;</text:span></text:p>
      <text:p text:style-name="P1"><text:tab/>- <text:span text:style-name="T9">Expand.</text:span></text:p>
      <text:p text:style-name="P1">6 – Storage Administrator:</text:p>
      <text:p text:style-name="P1"><text:tab/>- <text:span text:style-name="T9">Managing the storage systems;</text:span></text:p>
      <text:p text:style-name="P1"><text:tab/>- <text:span text:style-name="T9">Install/Configure/Replace/Maintain/Test</text:span></text:p>
      <text:p text:style-name="P1"><text:tab/>- <text:span text:style-name="T9">Back Up and Recover;</text:span></text:p>
      <text:p text:style-name="P1"><text:tab/>- <text:span text:style-name="T9">Monitor Environment;</text:span></text:p>
      <text:p text:style-name="P1"><text:tab/>- <text:span text:style-name="T9">Manage Capacity.</text:span></text:p>
      <text:p text:style-name="P1">7 – Security Administrator: </text:p>
      <text:p text:style-name="P1"><text:tab/>- <text:span text:style-name="T9">Analyze Requirements;</text:span></text:p>
      <text:p text:style-name="P1"><text:tab/>- <text:span text:style-name="T9">Implement Security Policies;</text:span></text:p>
      <text:p text:style-name="P1"><text:tab/>- <text:span text:style-name="T9">Defend Against Unauthorized Access;</text:span></text:p>
      <text:p text:style-name="P1"><text:tab/>- <text:span text:style-name="T9">Monitor Network Traffic;</text:span></text:p>
      <text:p text:style-name="P1"><text:tab/>- <text:span text:style-name="T9">Manage Support Tools;</text:span></text:p>
      <text:p text:style-name="P1"><text:tab/>- <text:span text:style-name="T9">Perform Vulnerability Tests;</text:span></text:p>
      <text:p text:style-name="P1"><text:tab/>- <text:span text:style-name="T9">Conduct Security Audits;</text:span></text:p>
      <text:p text:style-name="P1"><text:tab/>- <text:span text:style-name="T9">Enforce Compliance.</text:span></text:p>
      <text:p text:style-name="P3"><text:soft-page-break/>MODULE 0<text:span text:style-name="T10">2</text:span>: Cl<text:span text:style-name="T10">oud Role</text:span>s</text:p>
      <text:p text:style-name="P6"/>
      <text:p text:style-name="P6"/>
      <text:p text:style-name="P6"/>
      <text:p text:style-name="P6"><text:span text:style-name="T11">Spheres of Responsibility in the AWS Cloud Environment</text:span>:</text:p>
      <text:list xml:id="list3850446901" text:style-name="L1">
        <text:list-item>
          <text:p text:style-name="P9"><text:span text:style-name="T11">Business M</text:span><text:span text:style-name="T13">a</text:span><text:span text:style-name="T11">nagement:</text:span></text:p>
          <text:list>
            <text:list-header>
              <text:p text:style-name="P9">- <text:span text:style-name="T12">Program Manager;</text:span></text:p>
              <text:p text:style-name="P9">- <text:span text:style-name="T12">Financial Manager;</text:span></text:p>
            </text:list-header>
          </text:list>
        </text:list-item>
        <text:list-item>
          <text:p text:style-name="P10">Infrastructure:</text:p>
          <text:list>
            <text:list-header>
              <text:p text:style-name="P9">- <text:span text:style-name="T12">Infrastructure Architect;</text:span></text:p>
              <text:list>
                <text:list-header>
                  <text:p text:style-name="P11">- Infrastructure Operations Engineer;</text:p>
                </text:list-header>
              </text:list>
            </text:list-header>
          </text:list>
        </text:list-item>
        <text:list-item>
          <text:p text:style-name="P10">Security:</text:p>
          <text:list>
            <text:list-header>
              <text:p text:style-name="P9">- <text:span text:style-name="T12">Security Architect;</text:span></text:p>
              <text:list>
                <text:list-header>
                  <text:p text:style-name="P9">- Security<text:span text:style-name="T13"> Operations Engineer;</text:span></text:p>
                </text:list-header>
              </text:list>
            </text:list-header>
          </text:list>
        </text:list-item>
        <text:list-item>
          <text:p text:style-name="P10">Application Infrastructure:</text:p>
          <text:list>
            <text:list-header>
              <text:p text:style-name="P9">- <text:span text:style-name="T12">Application Architect;</text:span></text:p>
              <text:list>
                <text:list-header>
                  <text:p text:style-name="P9">- <text:span text:style-name="T13">Application Developer;</text:span></text:p>
                  <text:p text:style-name="P11">- DevOps Engineer;</text:p>
                </text:list-header>
              </text:list>
            </text:list-header>
          </text:list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2T20:43:05.254000000</meta:creation-date>
    <meta:generator>LibreOffice/7.3.3.2$Windows_X86_64 LibreOffice_project/d1d0ea68f081ee2800a922cac8f79445e4603348</meta:generator>
    <dc:date>2022-06-03T18:04:35.726000000</dc:date>
    <meta:editing-duration>PT15H52M59S</meta:editing-duration>
    <meta:editing-cycles>17</meta:editing-cycles>
    <meta:document-statistic meta:table-count="0" meta:image-count="0" meta:object-count="0" meta:page-count="2" meta:paragraph-count="66" meta:word-count="257" meta:character-count="1962" meta:non-whitespace-character-count="1715"/>
  </office:meta>
</office:document-meta>
</file>